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Liberation Serif1" svg:font-family="'Liberation Serif'" style:font-family-generic="roman"/>
    <style:font-face style:name="Times New Roman" svg:font-family="'Times New Roman'" style:font-family-generic="roman"/>
    <style:font-face style:name="Trebuchet MS" svg:font-family="'Trebuchet MS'" style:font-family-generic="roman"/>
    <style:font-face style:name="Calibri" svg:font-family="Calibri" style:font-family-generic="swiss"/>
    <style:font-face style:name="FreeSans1" svg:font-family="FreeSans" style:font-family-generic="swiss"/>
    <style:font-face style:name="Times New Roman1"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fo:margin-left="4.9236in" fo:margin-right="0in" fo:text-align="start" style:justify-single-word="false" fo:orphans="2" fo:widows="2" fo:text-indent="0.4925in" style:auto-text-indent="false" style:page-number="auto" style:vertical-align="auto"/>
    </style:style>
    <style:style style:name="P2" style:family="paragraph" style:parent-style-name="Standard">
      <style:paragraph-properties fo:margin-left="3.4465in" fo:margin-right="0in" fo:text-align="center" style:justify-single-word="false" fo:orphans="2" fo:widows="2" fo:text-indent="0.4925in" style:auto-text-indent="false" style:vertical-align="auto"/>
      <style:text-properties style:font-name="Trebuchet MS" fo:font-size="10pt" fo:language="it" fo:country="IT" style:font-size-asian="10pt" style:language-asian="it" style:country-asian="IT" style:font-name-complex="Verdana" style:font-size-complex="10pt" style:language-complex="ar" style:country-complex="SA" style:font-weight-complex="bold"/>
    </style:style>
    <style:style style:name="P3" style:family="paragraph" style:parent-style-name="Standard">
      <style:paragraph-properties fo:margin-left="0in" fo:margin-right="0in" fo:text-align="center" style:justify-single-word="false" fo:orphans="2" fo:widows="2" fo:text-indent="0in" style:auto-text-indent="false" style:vertical-align="auto"/>
    </style:style>
    <style:style style:name="P4" style:family="paragraph" style:parent-style-name="Standard">
      <style:paragraph-properties fo:margin-left="0in" fo:margin-right="0in" fo:text-align="center" style:justify-single-word="false" fo:orphans="2" fo:widows="2" fo:text-indent="0in" style:auto-text-indent="false" style:vertical-align="auto">
        <style:tab-stops>
          <style:tab-stop style:position="3.3465in" style:type="center"/>
        </style:tab-stops>
      </style:paragraph-properties>
    </style:style>
    <style:style style:name="P5" style:family="paragraph" style:parent-style-name="Standard">
      <style:paragraph-properties fo:margin-left="0in" fo:margin-right="0in" fo:text-align="justify" style:justify-single-word="false" fo:orphans="2" fo:widows="2" fo:text-indent="0in" style:auto-text-indent="false" style:vertical-align="auto"/>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6" style:family="paragraph" style:parent-style-name="Standard">
      <style:paragraph-properties fo:margin-left="0in" fo:margin-right="0in" fo:text-align="justify" style:justify-single-word="false" fo:orphans="2" fo:widows="2" fo:text-indent="0in" style:auto-text-indent="false" style:vertical-align="auto">
        <style:tab-stops>
          <style:tab-stop style:position="0.25in"/>
        </style:tab-stops>
      </style:paragraph-properties>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7" style:family="paragraph" style:parent-style-name="Standard">
      <style:paragraph-properties fo:margin-left="0in" fo:margin-right="0in" fo:text-align="center" style:justify-single-word="false" fo:orphans="2" fo:widows="2" fo:text-indent="0in" style:auto-text-indent="false" style:vertical-align="auto">
        <style:tab-stops>
          <style:tab-stop style:position="3.3465in" style:type="center"/>
        </style:tab-stops>
      </style:paragraph-properties>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3.3465in" style:type="center"/>
        </style:tab-stops>
      </style:paragraph-properties>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9" style:family="paragraph" style:parent-style-name="Standard">
      <style:paragraph-properties fo:margin-left="0in" fo:margin-right="0in" fo:text-align="start" style:justify-single-word="false" fo:orphans="2" fo:widows="2" fo:text-indent="0in" style:auto-text-indent="false" style:vertical-align="auto"/>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10" style:family="paragraph" style:parent-style-name="Standard">
      <style:paragraph-properties fo:margin-left="0in" fo:margin-right="0in" fo:text-align="justify" style:justify-single-word="false" fo:orphans="2" fo:widows="2" fo:text-indent="0in" style:auto-text-indent="false" style:vertical-align="auto"/>
    </style:style>
    <style:style style:name="P11" style:family="paragraph" style:parent-style-name="Standard">
      <style:paragraph-properties fo:margin-left="0in" fo:margin-right="0in" fo:line-height="150%" fo:text-align="start" style:justify-single-word="false" fo:orphans="2" fo:widows="2" fo:text-indent="0in" style:auto-text-indent="false" style:vertical-align="auto"/>
      <style:text-properties officeooo:paragraph-rsid="00020e6e"/>
    </style:style>
    <style:style style:name="P12" style:family="paragraph" style:parent-style-name="Standard">
      <style:paragraph-properties fo:margin-left="0in" fo:margin-right="0in" fo:line-height="150%" fo:text-align="justify" style:justify-single-word="false" fo:orphans="2" fo:widows="2" fo:text-indent="0in" style:auto-text-indent="false" style:vertical-align="auto"/>
    </style:style>
    <style:style style:name="P13" style:family="paragraph" style:parent-style-name="Standard">
      <style:paragraph-properties fo:margin-left="0in" fo:margin-right="0in" fo:line-height="150%" fo:text-align="justify" style:justify-single-word="false" fo:orphans="2" fo:widows="2" fo:text-indent="0in" style:auto-text-indent="false" style:vertical-align="auto"/>
      <style:text-properties officeooo:paragraph-rsid="00020e6e"/>
    </style:style>
    <style:style style:name="P14"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style>
    <style:style style:name="P15" style:family="paragraph" style:parent-style-name="Standard">
      <style:paragraph-properties fo:margin-left="0.2957in" fo:margin-right="0in" fo:text-align="start" style:justify-single-word="false" fo:orphans="2" fo:widows="2" fo:text-indent="-0.2957in" style:auto-text-indent="false" style:vertical-align="auto">
        <style:tab-stops>
          <style:tab-stop style:position="3.3465in" style:type="center"/>
        </style:tab-stops>
      </style:paragraph-properties>
    </style:style>
    <style:style style:name="P16" style:family="paragraph" style:parent-style-name="Standard">
      <style:paragraph-properties fo:margin-left="0.2957in" fo:margin-right="0in" fo:text-align="start" style:justify-single-word="false" fo:orphans="2" fo:widows="2" fo:text-indent="-0.2957in" style:auto-text-indent="false" style:vertical-align="auto">
        <style:tab-stops>
          <style:tab-stop style:position="3.3465in" style:type="center"/>
        </style:tab-stops>
      </style:paragraph-properties>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17" style:family="paragraph" style:parent-style-name="Standard">
      <style:paragraph-properties fo:margin-left="0.2957in" fo:margin-right="0in" fo:text-align="start" style:justify-single-word="false" fo:orphans="2" fo:widows="2" fo:text-indent="-0.0984in" style:auto-text-indent="false" style:vertical-align="auto">
        <style:tab-stops>
          <style:tab-stop style:position="3.3465in" style:type="center"/>
        </style:tab-stops>
      </style:paragraph-properties>
    </style:style>
    <style:style style:name="P18" style:family="paragraph" style:parent-style-name="Standard">
      <style:paragraph-properties fo:margin-left="0.1972in" fo:margin-right="0in" fo:text-align="start" style:justify-single-word="false" fo:orphans="2" fo:widows="2" fo:text-indent="0in" style:auto-text-indent="false" style:vertical-align="auto">
        <style:tab-stops>
          <style:tab-stop style:position="3.3465in" style:type="center"/>
        </style:tab-stops>
      </style:paragraph-properties>
    </style:style>
    <style:style style:name="P19" style:family="paragraph" style:parent-style-name="Standard">
      <style:paragraph-properties fo:margin-left="0.248in" fo:margin-right="0in" fo:text-align="justify" style:justify-single-word="false" fo:orphans="2" fo:widows="2" fo:text-indent="-0.248in" style:auto-text-indent="false" style:vertical-align="auto"/>
    </style:style>
    <style:style style:name="P20" style:family="paragraph" style:parent-style-name="Standard">
      <style:paragraph-properties fo:margin-left="0.248in" fo:margin-right="0in" fo:margin-top="0.0835in" fo:margin-bottom="0in" style:contextual-spacing="false" fo:text-align="justify" style:justify-single-word="false" fo:orphans="2" fo:widows="2" fo:text-indent="-0.248in" style:auto-text-indent="false" style:vertical-align="auto"/>
    </style:style>
    <style:style style:name="P21" style:family="paragraph" style:parent-style-name="Standard">
      <style:paragraph-properties fo:margin-left="0.25in" fo:margin-right="0in" fo:text-align="justify" style:justify-single-word="false" fo:orphans="2" fo:widows="2" fo:text-indent="-0.25in" style:auto-text-indent="false" style:vertical-align="auto"/>
    </style:style>
    <style:style style:name="P22" style:family="paragraph" style:parent-style-name="Standard">
      <style:paragraph-properties fo:margin-left="0.2957in" fo:margin-right="0in" fo:text-align="justify" style:justify-single-word="false" fo:orphans="2" fo:widows="2" fo:text-indent="0.1937in" style:auto-text-indent="false" style:vertical-align="auto"/>
    </style:style>
    <style:style style:name="P23" style:family="paragraph" style:parent-style-name="Standard">
      <style:paragraph-properties fo:margin-left="0.2957in" fo:margin-right="0in" fo:text-align="justify" style:justify-single-word="false" fo:orphans="2" fo:widows="2" fo:text-indent="0.1937in" style:auto-text-indent="false" style:vertical-align="auto"/>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24" style:family="paragraph" style:parent-style-name="Standard" style:list-style-name="WWNum1">
      <style:paragraph-properties fo:margin-left="0.4472in" fo:margin-right="0in" fo:text-align="justify" style:justify-single-word="false" fo:orphans="2" fo:widows="2" fo:text-indent="-0.25in" style:auto-text-indent="false" style:vertical-align="auto">
        <style:tab-stops>
          <style:tab-stop style:position="0.4472in"/>
        </style:tab-stops>
      </style:paragraph-properties>
    </style:style>
    <style:style style:name="P25" style:family="paragraph" style:parent-style-name="Standard">
      <style:paragraph-properties fo:margin-left="0in" fo:margin-right="0in" fo:text-align="justify" style:justify-single-word="false" fo:orphans="2" fo:widows="2" fo:text-indent="0.4917in" style:auto-text-indent="false" style:vertical-align="auto"/>
    </style:style>
    <style:style style:name="P26" style:family="paragraph" style:parent-style-name="Standard">
      <style:paragraph-properties fo:margin-left="2.9547in" fo:margin-right="0in" fo:text-align="justify" style:justify-single-word="false" fo:orphans="2" fo:widows="2" fo:text-indent="0in" style:auto-text-indent="false" style:vertical-align="auto"/>
    </style:style>
    <style:style style:name="P27" style:family="paragraph" style:parent-style-name="Standard">
      <style:paragraph-properties fo:margin-left="2.9547in" fo:margin-right="0in" fo:text-align="justify" style:justify-single-word="false" fo:orphans="2" fo:widows="2" fo:text-indent="0in" style:auto-text-indent="false" style:vertical-align="auto"/>
      <style:text-properties style:font-name="Trebuchet MS" fo:font-size="10pt" fo:language="it" fo:country="IT" fo:font-style="italic" style:font-size-asian="10pt" style:language-asian="it" style:country-asian="IT" style:font-style-asian="italic" style:font-name-complex="Verdana" style:font-size-complex="10pt" style:language-complex="ar" style:country-complex="SA" style:font-style-complex="italic"/>
    </style:style>
    <style:style style:name="P28" style:family="paragraph" style:parent-style-name="Standard">
      <style:paragraph-properties fo:margin-left="2.9547in" fo:margin-right="0in" fo:text-align="justify" style:justify-single-word="false" fo:orphans="2" fo:widows="2" fo:text-indent="0in" style:auto-text-indent="false" style:vertical-align="auto"/>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P29" style:family="paragraph" style:parent-style-name="Standard" style:list-style-name="WWNum2">
      <style:paragraph-properties fo:margin-left="0.5102in" fo:margin-right="0in" fo:text-align="justify" style:justify-single-word="false" fo:orphans="2" fo:widows="2" fo:text-indent="-0.2602in" style:auto-text-indent="false" style:vertical-align="auto">
        <style:tab-stops/>
      </style:paragraph-properties>
    </style:style>
    <style:style style:name="P30" style:family="paragraph" style:parent-style-name="Text_20_body_20_indent">
      <style:paragraph-properties fo:line-height="150%"/>
    </style:style>
    <style:style style:name="P31" style:family="paragraph" style:parent-style-name="Text_20_body_20_indent">
      <style:text-properties style:font-name="Trebuchet MS" fo:font-size="10pt" fo:font-weight="bold" style:font-size-asian="10pt" style:font-weight-asian="bold" style:font-name-complex="Verdana" style:font-size-complex="10pt"/>
    </style:style>
    <style:style style:name="P32" style:family="paragraph" style:parent-style-name="Text_20_body_20_indent">
      <style:paragraph-properties fo:margin-left="0.25in" fo:margin-right="0in" fo:text-indent="-0.25in" style:auto-text-indent="false"/>
    </style:style>
    <style:style style:name="T1" style:family="text">
      <style:text-properties style:font-name="Trebuchet MS" fo:font-size="10pt" fo:language="it" fo:country="IT" style:text-underline-style="solid" style:text-underline-width="auto" style:text-underline-color="font-color" fo:font-weight="bold" style:font-size-asian="10pt" style:language-asian="it" style:country-asian="IT" style:font-weight-asian="bold" style:font-name-complex="Verdana" style:font-size-complex="10pt" style:language-complex="ar" style:country-complex="SA" style:font-weight-complex="bold"/>
    </style:style>
    <style:style style:name="T2" style:family="text">
      <style:text-properties style:font-name="Trebuchet MS" fo:font-size="10pt" fo:language="it" fo:country="IT" style:font-size-asian="10pt" style:language-asian="it" style:country-asian="IT" style:font-name-complex="Verdana" style:font-size-complex="10pt" style:language-complex="ar" style:country-complex="SA"/>
    </style:style>
    <style:style style:name="T3" style:family="text">
      <style:text-properties style:font-name="Trebuchet MS" fo:font-size="10pt" fo:language="it" fo:country="IT" style:font-size-asian="10pt" style:language-asian="it" style:country-asian="IT" style:font-name-complex="Verdana" style:font-size-complex="10pt" style:language-complex="ar" style:country-complex="SA" style:font-weight-complex="bold"/>
    </style:style>
    <style:style style:name="T4" style:family="text">
      <style:text-properties style:font-name="Trebuchet MS" fo:font-size="10pt" fo:language="it" fo:country="IT" officeooo:rsid="00020e6e" style:font-size-asian="10pt" style:language-asian="it" style:country-asian="IT" style:font-name-complex="Verdana" style:font-size-complex="10pt" style:language-complex="ar" style:country-complex="SA"/>
    </style:style>
    <style:style style:name="T5" style:family="text">
      <style:text-properties style:font-name="Trebuchet MS" fo:font-size="10pt" fo:language="it" fo:country="IT" officeooo:rsid="00032367" style:font-size-asian="10pt" style:language-asian="it" style:country-asian="IT" style:font-name-complex="Verdana" style:font-size-complex="10pt" style:language-complex="ar" style:country-complex="SA"/>
    </style:style>
    <style:style style:name="T6" style:family="text">
      <style:text-properties style:font-name="Trebuchet MS" fo:font-size="10pt" fo:language="it" fo:country="IT" officeooo:rsid="0004af15" style:font-size-asian="10pt" style:language-asian="it" style:country-asian="IT" style:font-name-complex="Verdana" style:font-size-complex="10pt" style:language-complex="ar" style:country-complex="SA"/>
    </style:style>
    <style:style style:name="T7" style:family="text">
      <style:text-properties style:font-name="Trebuchet MS" fo:font-size="10pt" fo:language="it" fo:country="IT" fo:font-weight="bold" style:font-size-asian="10pt" style:language-asian="it" style:country-asian="IT" style:font-weight-asian="bold" style:font-name-complex="Verdana" style:font-size-complex="10pt" style:language-complex="ar" style:country-complex="SA"/>
    </style:style>
    <style:style style:name="T8" style:family="text">
      <style:text-properties style:font-name="Trebuchet MS" fo:font-size="10pt" fo:language="it" fo:country="IT" fo:font-weight="bold" style:font-size-asian="10pt" style:language-asian="it" style:country-asian="IT" style:font-weight-asian="bold" style:font-name-complex="Verdana" style:font-size-complex="10pt" style:language-complex="ar" style:country-complex="SA" style:font-weight-complex="bold"/>
    </style:style>
    <style:style style:name="T9" style:family="text">
      <style:text-properties style:font-name="Trebuchet MS" fo:font-size="10pt" fo:language="it" fo:country="IT" fo:font-weight="bold" officeooo:rsid="00020e6e" style:font-size-asian="10pt" style:language-asian="it" style:country-asian="IT" style:font-weight-asian="bold" style:font-name-complex="Verdana" style:font-size-complex="10pt" style:language-complex="ar" style:country-complex="SA" style:font-weight-complex="bold"/>
    </style:style>
    <style:style style:name="T10" style:family="text">
      <style:text-properties style:font-name="Trebuchet MS" fo:font-size="10pt" fo:language="it" fo:country="IT" fo:font-weight="bold" officeooo:rsid="00032367" style:font-size-asian="10pt" style:language-asian="it" style:country-asian="IT" style:font-weight-asian="bold" style:font-name-complex="Verdana" style:font-size-complex="10pt" style:language-complex="ar" style:country-complex="SA" style:font-weight-complex="bold"/>
    </style:style>
    <style:style style:name="T11" style:family="text">
      <style:text-properties style:font-name="Trebuchet MS" fo:font-size="10pt" fo:language="it" fo:country="IT" fo:font-weight="bold" officeooo:rsid="0004af15" style:font-size-asian="10pt" style:language-asian="it" style:country-asian="IT" style:font-weight-asian="bold" style:font-name-complex="Verdana" style:font-size-complex="10pt" style:language-complex="ar" style:country-complex="SA" style:font-weight-complex="bold"/>
    </style:style>
    <style:style style:name="T12" style:family="text">
      <style:text-properties style:font-name="Trebuchet MS" fo:font-size="10pt" fo:language="it" fo:country="IT" fo:font-weight="bold" officeooo:rsid="00020e6e" style:font-size-asian="10pt" style:language-asian="it" style:country-asian="IT" style:font-weight-asian="bold" style:font-name-complex="Verdana" style:font-size-complex="10pt" style:language-complex="ar" style:country-complex="SA"/>
    </style:style>
    <style:style style:name="T13" style:family="text">
      <style:text-properties style:font-name="Trebuchet MS" fo:font-size="10pt" fo:language="it" fo:country="IT" fo:font-style="italic" style:font-size-asian="10pt" style:language-asian="it" style:country-asian="IT" style:font-style-asian="italic" style:font-name-complex="Verdana" style:font-size-complex="10pt" style:language-complex="ar" style:country-complex="SA"/>
    </style:style>
    <style:style style:name="T14" style:family="text">
      <style:text-properties style:font-name="Trebuchet MS" fo:font-size="10pt" fo:language="it" fo:country="IT" fo:font-style="italic" style:font-size-asian="10pt" style:language-asian="it" style:country-asian="IT" style:font-style-asian="italic" style:font-name-complex="Verdana" style:font-size-complex="10pt" style:language-complex="ar" style:country-complex="SA" style:font-style-complex="italic"/>
    </style:style>
    <style:style style:name="T15" style:family="text">
      <style:text-properties style:font-name="Trebuchet MS" fo:font-size="10pt" style:font-size-asian="10pt" style:font-name-complex="Verdana" style:font-size-complex="10pt"/>
    </style:style>
    <style:style style:name="T16" style:family="text">
      <style:text-properties style:font-name="Trebuchet MS" fo:font-size="10pt" style:font-size-asian="10pt" style:font-name-complex="Verdana" style:font-size-complex="10pt" style:font-weight-complex="bold"/>
    </style:style>
    <style:style style:name="T17" style:family="text">
      <style:text-properties style:font-name="Trebuchet MS" fo:font-size="10pt" style:font-size-asian="10pt" style:font-size-complex="10pt"/>
    </style:style>
    <style:style style:name="T18" style:family="text">
      <style:text-properties style:font-name="Trebuchet MS" fo:font-size="10pt" fo:font-weight="bold" officeooo:rsid="00020e6e" style:font-size-asian="10pt" style:font-weight-asian="bold" style:font-name-complex="Verdana" style:font-size-complex="10pt" style:font-weight-complex="bold"/>
    </style:style>
    <style:style style:name="T19" style:family="text">
      <style:text-properties fo:language="it" fo:country="I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llegato B</text:span></text:p>
      <text:p text:style-name="P2"/>
      <text:p text:style-name="P3"><text:span text:style-name="T2">Modello di domanda di partecipazione (in carta libera)</text:span></text:p>
      <text:p text:style-name="P5"/>
      <text:p text:style-name="P10"><text:span text:style-name="T2">AL MAGNIFICO RETTORE</text:span></text:p>
      <text:p text:style-name="Heading_20_4"><text:span text:style-name="T15">UNIVERSITÀ DI PISA </text:span></text:p>
      <text:p text:style-name="P10"><text:span text:style-name="T2">LUNGARNO PACINOTTI, 44</text:span></text:p>
      <text:p text:style-name="P10"><text:span text:style-name="T2">56126 PISA</text:span></text:p>
      <text:p text:style-name="P10"><text:span text:style-name="T2">Codice bando </text:span><text:span text:style-name="T8">RIC2017b1</text:span></text:p>
      <text:p text:style-name="P5"/>
      <text:p text:style-name="P11"><text:span text:style-name="T2">Il <text:s/>sottoscritto <text:s/></text:span><text:span text:style-name="T9">Sasha Rubin </text:span><text:span text:style-name="T2">nato <text:s/>a </text:span><text:span text:style-name="T9">Sud Africa (</text:span><text:span text:style-name="T2">prov. </text:span><text:span text:style-name="T9">Witwatersrand)</text:span></text:p>
      <text:p text:style-name="P11"><text:span text:style-name="T2">il </text:span><text:span text:style-name="T9">16/02/76 </text:span><text:span text:style-name="T2">, residente nel comune di </text:span><text:span text:style-name="T9">Napoli </text:span><text:span text:style-name="T2">(provincia di </text:span><text:span text:style-name="T9">NA</text:span><text:span text:style-name="T2">) via </text:span><text:span text:style-name="T9">Largo Corigliano </text:span><text:span text:style-name="T2">n </text:span><text:span text:style-name="T9">8</text:span><text:span text:style-name="T2"> </text:span></text:p>
      <text:p text:style-name="P3"><text:span text:style-name="T2">chiede</text:span></text:p>
      <text:p text:style-name="P13"><text:span text:style-name="T2">di essere ammesso a partecipare alla procedura di selezione per l’assunzione di n. </text:span><text:span text:style-name="T9">20</text:span><text:span text:style-name="T2"> Ricercatore a tempo determinato ai sensi dell’art.24, comma 3, lett. b) della Legge 240/2010 presso il dipartimento di </text:span><text:span text:style-name="T9">Informatica</text:span><text:span text:style-name="T2">.</text:span></text:p>
      <text:p text:style-name="P30"><text:span text:style-name="T16">Settore concorsuale </text:span><text:span text:style-name="T18">01/B1 Informatica</text:span></text:p>
      <text:p text:style-name="P30"><text:span text:style-name="T16">Settore Scientifico Disciplinare </text:span><text:span text:style-name="T18">INF/01 Informatica</text:span></text:p>
      <text:p text:style-name="P12"><text:span text:style-name="T7">Codice selezione A</text:span><text:span text:style-name="T12">12</text:span><text:span text:style-name="T7"> <text:s text:c="3"/></text:span><text:span text:style-name="T2">(riportare codice indicato nell’allegato A)</text:span></text:p>
      <text:p text:style-name="P10"><text:span text:style-name="T2">Il</text:span><text:span text:style-name="T4"> </text:span><text:span text:style-name="T2">sottoscritto dichiara sotto la propria responsabilità:</text:span></text:p>
      <text:p text:style-name="P6"/>
      <text:p text:style-name="P13"><text:span text:style-name="T2">1) che il proprio codice fiscale è </text:span><text:span text:style-name="T9">RBNSSH76B16Z347C </text:span><text:span text:style-name="T2">(1); </text:span></text:p>
      <text:p text:style-name="P5"/>
      <text:p text:style-name="P14"><text:span text:style-name="T2">2) di eleggere domicilio agli effetti della presente domanda in </text:span><text:span text:style-name="T9">Napoli, </text:span><text:span text:style-name="T8">via </text:span><text:span text:style-name="T9">Largo Corigliano </text:span><text:span text:style-name="T8">n</text:span><text:span text:style-name="T9">.</text:span><text:span text:style-name="T8"> </text:span><text:span text:style-name="T9">8, </text:span><text:span text:style-name="T8">c.a.p. </text:span><text:span text:style-name="T9">80127</text:span><text:span text:style-name="T8"> </text:span><text:span text:style-name="T9">, </text:span><text:span text:style-name="T8">prov. </text:span><text:span text:style-name="T9">NA, </text:span><text:span text:style-name="T8">tel. </text:span><text:span text:style-name="T9">344 281 0361 </text:span><text:span text:style-name="T8">email</text:span><text:span text:style-name="T9">.</text:span><text:span text:style-name="T8"> <text:s/></text:span><text:span text:style-name="T9">rubin@unina.it</text:span><text:span text:style-name="T2">;</text:span></text:p>
      <text:p text:style-name="P5"/>
      <text:p text:style-name="P15"><text:span text:style-name="T2">3) di essere in possesso di: </text:span></text:p>
      <text:p text:style-name="P16"/>
      <text:p text:style-name="P17"><text:span text:style-name="T2">□ dottorato di ricerca di specializzazione medica (per i settori interessati) in </text:span><text:span text:style-name="T9">mathematics and computer science</text:span><text:span text:style-name="T2">, conseguito presso </text:span><text:span text:style-name="T9">University of Auckland </text:span><text:span text:style-name="T2">in data </text:span><text:span text:style-name="T9">7/5/2007 </text:span><text:span text:style-name="T2">se il titolo è conseguito all’estero allegare dichiarazione di equipollenza </text:span></text:p>
      <text:p text:style-name="P4"><text:span text:style-name="T2">oppure:</text:span></text:p>
      <text:p text:style-name="P7"/>
      <text:p text:style-name="P18"><text:span text:style-name="T2">□ dichiaro di essere a conoscenza di dover presentare in caso risulti vincitore della selezione la dichiarazione di equipollenza al momento della stipula del contratto di lavoro</text:span></text:p>
      <text:p text:style-name="P8"/>
      <text:p text:style-name="Text_20_body_20_indent"><text:span text:style-name="T15">4) di avere diritto a partecipare alla selezione in quanto titolare di:</text:span></text:p>
      <text:p text:style-name="P31"/>
      <text:p text:style-name="Text_20_body_20_indent"><text:span text:style-name="T15">□</text:span><text:span text:style-name="T17"> </text:span><text:span text:style-name="T16">contratto ai sensi dell’art. 24, comma 3, lettera a), della Legge 30.12.2010, n. 240 dal____________ al ____________ presso ______________________________________ ;</text:span></text:p>
      <text:p text:style-name="P19"><text:span text:style-name="T2">□ assegni di ricerca conferiti ai sensi dell’art. 51, comma 6, della Legge n. 449/1997</text:span><text:span text:style-name="T3"> e </text:span><text:span text:style-name="T2">successive modificazioni e </text:span><text:span text:style-name="T3">ai sensi dell’art. 22 della L.240/2010</text:span><text:span text:style-name="T2"> e successive modifiche. dal ___________ al ____________ presso ______________________________________;</text:span></text:p>
      <text:p text:style-name="P19"><text:span text:style-name="T2">□ borse post-dottorato ai sensi dell’art. 4 della Legge n. 398/1989 dal </text:span><text:span text:style-name="T10">3/2015 al 3/2017 presso University of Naples; </text:span><text:span text:style-name="T11">e dal 3/2012 a 3/2015 presso TU Wien, TU Graz, IST Austria;</text:span><text:span text:style-name="T6"> </text:span></text:p>
      <text:p text:style-name="P19"><text:span text:style-name="T2">□ analoghi contratti, assegni o borse in Atenei stranieri dal ___________ al ____________ presso ______________________________________ </text:span></text:p>
      <text:p text:style-name="P9"/>
      <text:p text:style-name="P20"><text:span text:style-name="T2">□ contratti stipulati ai sensi dell’art. 1, comma 14, della Legge 4.11.2005, n. 230. dal ___________ al ____________ presso ______________________________________ ;</text:span></text:p>
      <text:p text:style-name="P20"><text:soft-page-break/><text:span text:style-name="T13">(Per il raggiungimento del triennio può essere cumulata la titolarità di contratti di ricercatori a tempo determinato, assegni di ricerca e borse conferiti da Atenei anche stranieri.)</text:span></text:p>
      <text:p text:style-name="P20"><text:span text:style-name="T2">□ ha conseguito l’abilitazione scientifica nazionale alle funzioni di professore di _____ fascia per il settore concorsuale_____________________ con scadenza___________.</text:span></text:p>
      <text:p text:style-name="P20"><text:span text:style-name="T2">□ è in possesso del</text:span><text:span text:style-name="T7"> </text:span><text:span text:style-name="T2">diploma di specializzazione medica in _________conseguito presso ______________________________ in data ___________________;</text:span></text:p>
      <text:p text:style-name="P9"/>
      <text:p text:style-name="P10"><text:span text:style-name="T2">5) di essere in possesso della seguente cittadinanza: </text:span><text:span text:style-name="T10">New Zealand</text:span><text:span text:style-name="T2">;</text:span></text:p>
      <text:p text:style-name="P10"><text:span text:style-name="T2">6) di essere in godimento dei diritti politici e civili nello stato di appartenenza;</text:span></text:p>
      <text:p text:style-name="P21"><text:span text:style-name="T2">7) di non aver riportato condanne penali ovvero le eventuali condanne subite indicando gli estremi delle relative sentenze e gli eventuali procedimenti penali pendenti a loro carico;</text:span></text:p>
      <text:p text:style-name="P10"><text:span text:style-name="T2">8) <text:s/>di possedere l’idoneità fisica all’impiego;</text:span></text:p>
      <text:p text:style-name="P32"><text:span text:style-name="T15">9) solo per i cittadini italiani di sesso maschile: di trovarsi nella seguente posizione riguardo agli obblighi militari: _______________________ ;</text:span></text:p>
      <text:p text:style-name="P32"><text:span text:style-name="T15">10) di non essere stato destituito o dispensato dall’impiego presso una Pubblica Amministrazione per persistente insufficiente rendimento, ovvero di non essere stato dichiarato decaduto da un impiego statale ai sensi dell’art.127 del Testo Unico delle disposizioni concernenti lo statuto degli impiegati civili dello Stato;</text:span></text:p>
      <text:p text:style-name="P32"><text:span text:style-name="T15">11) di non ricoprire attualmente e di non aver ricoperto precedentemente la qualifica di professore di prima o di seconda fascia o di ricercatore universitario a tempo indeterminato;</text:span></text:p>
      <text:p text:style-name="P21"><text:span text:style-name="T2">12) di non aver superato complessivamente dodici anni, anche non continuativi, comprendendo il periodo previsto dal contratto di cui al presente bando, in qualità di assegnista di ricerca e di ricercatore a tempo determinato ai sensi, rispettivamente, degli artt. 22 e 24 della Legge 240/2010 presso l’Ateneo di Pisa o presso altri Atenei italiani statali o non statali o telematici, nonché presso gli Enti di cui al comma 1 dell’art.22 della Legge 240/2010;</text:span></text:p>
      <text:p text:style-name="P21"><text:span text:style-name="T2">13) di essere a conoscenza che non si potrà procedere alla stipula del contratto di cui al presente bando con coloro che abbiano un grado di parentela, di affinità fino al IV grado o di coniugio con un professore afferente al dipartimento o alla struttura che propone l’attivazione del contratto, ovvero con il Rettore, il Direttore generale o un componente del Consiglio di amministrazione;</text:span></text:p>
      <text:p text:style-name="P21"><text:span text:style-name="T2">14) di autorizzare l'Università di Pisa al trattamento dei propri dati personali così come previsto dall'art. 13 del bando.</text:span></text:p>
      <text:p text:style-name="P22"><text:span text:style-name="T2">Il sottoscritto allega alla domanda:</text:span></text:p>
      <text:p text:style-name="P23"/>
      <text:list xml:id="list1129261657482208647" text:style-name="WWNum1">
        <text:list-item>
          <text:p text:style-name="P24"><text:span text:style-name="T2">il curriculum dell’attività scientifica e didattica datato e firmato, redatto nella forma dell’atto notorio;</text:span></text:p>
        </text:list-item>
        <text:list-item>
          <text:p text:style-name="P24"><text:span text:style-name="T2">l’elenco numerato, datato e firmato, dei titoli presentati;</text:span></text:p>
        </text:list-item>
        <text:list-item>
          <text:p text:style-name="P24"><text:span text:style-name="T2">l’elenco numerato, datato e firmato, delle pubblicazioni presentate;</text:span></text:p>
        </text:list-item>
        <text:list-item>
          <text:p text:style-name="P24"><text:span text:style-name="T2">una fotocopia del codice fiscale e di un documento di identità;</text:span></text:p>
        </text:list-item>
        <text:list-item>
          <text:p text:style-name="P24"><text:span text:style-name="T2">elenco completo di tutte le pubblicazioni;</text:span></text:p>
        </text:list-item>
        <text:list-item>
          <text:p text:style-name="P24"><text:span text:style-name="T2">titoli e pubblicazioni.</text:span></text:p>
        </text:list-item>
      </text:list>
      <text:p text:style-name="P6"/>
      <text:p text:style-name="P25"><text:span text:style-name="T2">Dichiara, infine, di essere a conoscenza che le dichiarazioni mendaci sono punite ai sensi del codice penale e delle leggi speciali in materia.</text:span></text:p>
      <text:p text:style-name="P25"><text:span text:style-name="T2">Il sottoscritto si impegna a comunicare ogni variazione dei dati sopraindicati, riconoscendo che l'Università di Pisa non assume alcuna responsabilità nel caso di irreperibilità del candidato o di dispersione delle comunicazioni dipendenti da inesatte indicazioni del recapito da parte del candidato, compresa la mancata o tardiva comunicazione di variazione, oppure dipendenti da disguidi postali o telegrafici, o comunque imputabili a fatto di terzi, a caso fortuito o di forza maggiore.</text:span></text:p>
      <text:p text:style-name="P10"><text:span text:style-name="T2">Data <text:s/>_________________</text:span></text:p>
      <text:p text:style-name="P10"><text:span text:style-name="T2"><text:tab/><text:tab/><text:tab/><text:tab/><text:tab/><text:tab/><text:tab/><text:tab/><text:tab/>Firma</text:span></text:p>
      <text:p text:style-name="P26"><text:span text:style-name="T14"><text:s text:c="5"/>(da non autenticare ex art.39 D.P.R. 445/2000)</text:span></text:p>
      <text:p text:style-name="P27"/>
      <text:p text:style-name="P28"/>
      <text:list xml:id="list2349828411348234828" text:style-name="WWNum2">
        <text:list-item>
          <text:p text:style-name="P29"><text:span text:style-name="T2">Dichiarazione obbligatoria, pena l'esclusione, per i cittadini italiani.</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Liberation Serif1" svg:font-family="'Liberation Serif'" style:font-family-generic="roman"/>
    <style:font-face style:name="Times New Roman" svg:font-family="'Times New Roman'" style:font-family-generic="roman"/>
    <style:font-face style:name="Trebuchet MS" svg:font-family="'Trebuchet MS'" style:font-family-generic="roman"/>
    <style:font-face style:name="Calibri" svg:font-family="Calibri" style:font-family-generic="swiss"/>
    <style:font-face style:name="FreeSans1" svg:font-family="FreeSans" style:font-family-generic="swiss"/>
    <style:font-face style:name="Times New Roman1" svg:font-family="'Times New Roman'" style:font-family-generic="system"/>
    <style:font-face style:name="Verdana" svg:font-family="Verdana"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default-outline-level="" style:class="text">
      <style:paragraph-properties fo:margin-left="0in" fo:margin-right="0in" fo:text-align="justify" style:justify-single-word="false" fo:orphans="2" fo:widows="2" fo:text-indent="0in" style:auto-text-indent="false" fo:keep-with-next="always" style:vertical-align="auto"/>
      <style:text-properties style:font-name="Calibri" fo:font-family="Calibri" style:font-family-generic="swiss" fo:font-size="14pt" fo:language="it" fo:country="IT" fo:font-weight="bold" style:font-size-asian="14pt" style:language-asian="it" style:country-asian="IT" style:font-weight-asian="bold" style:font-name-complex="Times New Roman1" style:font-family-complex="'Times New Roman'"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in" fo:margin-right="0in" fo:text-align="justify" style:justify-single-word="false" fo:orphans="2" fo:widows="2" fo:text-indent="0in" style:auto-text-indent="false" style:vertical-align="auto"/>
      <style:text-properties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Default_20_Paragraph_20_Font" style:display-name="Default Paragraph Font" style:family="text"/>
    <style:style style:name="Titolo_20_4_20_Carattere" style:display-name="Titolo 4 Carattere" style:family="text" style:parent-style-name="Default_20_Paragraph_20_Font">
      <style:text-properties style:font-name="Calibri1" fo:font-family="Calibri" style:font-family-generic="roman" fo:font-size="14pt" fo:language="en" fo:country="GB" fo:font-weight="bold" style:font-size-asian="14pt" style:language-asian="it" style:country-asian="IT" style:font-weight-asian="bold" style:font-name-complex="Times New Roman1" style:font-family-complex="'Times New Roman'" style:font-family-generic-complex="system" style:font-size-complex="14pt" style:font-weight-complex="bold"/>
    </style:style>
    <style:style style:name="Rientro_20_corpo_20_del_20_testo_20_Carattere" style:display-name="Rientro corpo del testo Carattere" style:family="text" style:parent-style-name="Default_20_Paragraph_20_Font">
      <style:text-properties style:font-name="Times New Roman" fo:font-family="'Times New Roman'" style:font-family-generic="roman" fo:font-size="12pt" fo:language="en" fo:country="GB" style:font-size-asian="12pt" style:language-asian="it" style:country-asian="IT" style:font-name-complex="Times New Roman1" style:font-family-complex="'Times New Roman'" style:font-family-generic-complex="system" style:font-size-complex="12pt"/>
    </style:style>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ghetti</meta:initial-creator>
    <meta:creation-date>2017-07-20T13:33:00</meta:creation-date>
    <dc:date>2017-07-29T09:39:47.477054937</dc:date>
    <meta:editing-cycles>4</meta:editing-cycles>
    <meta:editing-duration>PT2S</meta:editing-duration>
    <meta:generator>LibreOffice/4.2.8.2$Linux_X86_64 LibreOffice_project/420m0$Build-2</meta:generator>
    <meta:document-statistic meta:table-count="0" meta:image-count="0" meta:object-count="0" meta:page-count="2" meta:paragraph-count="53" meta:word-count="886" meta:character-count="6103" meta:non-whitespace-character-count="5247"/>
    <meta:user-defined meta:name="Operator">Montagna</meta:user-defined>
  </office:meta>
</office:document-meta>
</file>